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style:text-underline-style="none" fo:font-weight="bold" officeooo:rsid="0004912d" officeooo:paragraph-rsid="0004912d" style:font-weight-asian="bold" style:font-weight-complex="bold"/>
    </style:style>
    <style:style style:name="P2" style:family="paragraph" style:parent-style-name="Standard">
      <style:text-properties style:font-name="Courier New" style:text-underline-style="none" fo:font-weight="normal" officeooo:rsid="0005e7f8" officeooo:paragraph-rsid="0004912d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04912d" officeooo:paragraph-rsid="0004912d" style:font-weight-asian="bold" style:font-weight-complex="bold"/>
    </style:style>
    <style:style style:name="T1" style:family="text">
      <style:text-properties fo:font-weight="normal" officeooo:rsid="0005e7f8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officeooo:rsid="0005e7f8"/>
    </style:style>
    <style:style style:name="T3" style:family="text">
      <style:text-properties style:text-underline-style="solid" style:text-underline-type="double" style:text-underline-width="auto" style:text-underline-color="font-color" fo:font-weight="normal" officeooo:rsid="0005e7f8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07357e"/>
    </style:style>
    <style:style style:name="T6" style:family="text">
      <style:text-properties style:text-underline-style="solid" style:text-underline-width="auto" style:text-underline-color="font-color" fo:font-weight="bold" officeooo:rsid="0007357e" style:font-weight-asian="bold" style:font-weight-complex="bold"/>
    </style:style>
    <style:style style:name="T7" style:family="text">
      <style:text-properties style:text-underline-style="dotted" style:text-underline-width="auto" style:text-underline-color="font-color" officeooo:rsid="0007357e"/>
    </style:style>
    <style:style style:name="T8" style:family="text">
      <style:text-properties fo:font-weight="normal" officeooo:rsid="0007357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4.7 TRANSFORMACIÓN DE RELACIONES DÉBILES</text:p>
      <text:p text:style-name="P1"/>
      <text:p text:style-name="P1">TEMA 4. <text:s/>ÓSCAR AMAYA CORTÉS</text:p>
      <text:p text:style-name="P1"/>
      <text:p text:style-name="P1">-<text:span text:style-name="T1"> Empleado(</text:span><text:span text:style-name="T2">#id,</text:span><text:span text:style-name="T1"> </text:span><text:span text:style-name="T3">dni,</text:span><text:span text:style-name="T1"> nombre, fecha_nac, edad-d*</text:span><text:span text:style-name="T1">)</text:span></text:p>
      <text:p text:style-name="P2">- EmailEmpleado(<text:span text:style-name="T4">#id_empleado, #Email</text:span>)</text:p>
      <text:p text:style-name="P2"><text:tab/>Empleado<text:span text:style-name="T5">_Id</text:span> → Empleado(MC,BC)</text:p>
      <text:p text:style-name="P2"/>
      <text:p text:style-name="P2">- Teléfono<text:span text:style-name="T5">sEmpleado(</text:span><text:span text:style-name="T6">#id_empleado, #Teléfonos</text:span><text:span text:style-name="T5">)</text:span></text:p>
      <text:p text:style-name="P2"><text:tab/><text:span text:style-name="T5">Empleado_Id → Teléfonos(MC,BR)</text:span></text:p>
      <text:p text:style-name="P2"/>
      <text:p text:style-name="P2">-Vehículos<text:span text:style-name="T5">(</text:span><text:span text:style-name="T6">#id,</text:span><text:span text:style-name="T5"> modelo, marca, tipo, matrícula, </text:span><text:span text:style-name="T7">id_empleado</text:span><text:span text:style-name="T5">)</text:span></text:p>
      <text:p text:style-name="P1"><text:tab/><text:span text:style-name="T8">Empleado_Id → Empleado(BC,MC)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09:27:26.772591400</meta:creation-date>
    <dc:date>2025-11-21T10:28:49.446016600</dc:date>
    <meta:editing-duration>PT17M11S</meta:editing-duration>
    <meta:editing-cycles>2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9" meta:word-count="38" meta:character-count="358" meta:non-whitespace-character-count="325"/>
  </office:meta>
</office:document-meta>
</file>